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9in"/>
    </style:style>
    <style:style style:name="co2" style:family="table-column">
      <style:table-column-properties fo:break-before="auto" style:column-width="2.8638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3.5307in"/>
    </style:style>
    <style:style style:name="co5" style:family="table-column">
      <style:table-column-properties fo:break-before="auto" style:column-width="4.53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2.1756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1.9791in"/>
    </style:style>
    <style:style style:name="co12" style:family="table-column">
      <style:table-column-properties fo:break-before="auto" style:column-width="1.4764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2.7in"/>
    </style:style>
    <style:style style:name="co15" style:family="table-column">
      <style:table-column-properties fo:break-before="auto" style:column-width="1.389in"/>
    </style:style>
    <style:style style:name="co16" style:family="table-column">
      <style:table-column-properties fo:break-before="auto" style:column-width="1.2909in"/>
    </style:style>
    <style:style style:name="co17" style:family="table-column">
      <style:table-column-properties fo:break-before="auto" style:column-width="2.1429in"/>
    </style:style>
    <style:style style:name="co18" style:family="table-column">
      <style:table-column-properties fo:break-before="auto" style:column-width="0.9634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4327in"/>
    </style:style>
    <style:style style:name="co21" style:family="table-column">
      <style:table-column-properties fo:break-before="auto" style:column-width="1.7063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2.4091in"/>
    </style:style>
    <style:style style:name="co25" style:family="table-column">
      <style:table-column-properties fo:break-before="auto" style:column-width="0.4898in"/>
    </style:style>
    <style:style style:name="co26" style:family="table-column">
      <style:table-column-properties fo:break-before="auto" style:column-width="3.1091in"/>
    </style:style>
    <style:style style:name="co27" style:family="table-column">
      <style:table-column-properties fo:break-before="auto" style:column-width="0.5598in"/>
    </style:style>
    <style:style style:name="co28" style:family="table-column">
      <style:table-column-properties fo:break-before="auto" style:column-width="0.6437in"/>
    </style:style>
    <style:style style:name="co29" style:family="table-column">
      <style:table-column-properties fo:break-before="auto" style:column-width="3.4035in"/>
    </style:style>
    <style:style style:name="co30" style:family="table-column">
      <style:table-column-properties fo:break-before="auto" style:column-width="0.4756in"/>
    </style:style>
    <style:style style:name="co31" style:family="table-column">
      <style:table-column-properties fo:break-before="auto" style:column-width="0.9083in"/>
    </style:style>
    <style:style style:name="co32" style:family="table-column">
      <style:table-column-properties fo:break-before="auto" style:column-width="3.9634in"/>
    </style:style>
    <style:style style:name="co33" style:family="table-column">
      <style:table-column-properties fo:break-before="auto" style:column-width="1.061in"/>
    </style:style>
    <style:style style:name="co34" style:family="table-column">
      <style:table-column-properties fo:break-before="auto" style:column-width="1.2583in"/>
    </style:style>
    <style:style style:name="co35" style:family="table-column">
      <style:table-column-properties fo:break-before="auto" style:column-width="0.6244in"/>
    </style:style>
    <style:style style:name="co36" style:family="table-column">
      <style:table-column-properties fo:break-before="auto" style:column-width="0.5264in"/>
    </style:style>
    <style:style style:name="co37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7" table:visibility="collapse" table:number-columns-repeated="2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15" table:visibility="collapse" table:default-cell-style-name="Default"/>
        <table:table-column table:style-name="co20" table:visibility="collapse" table:default-cell-style-name="Default"/>
        <table:table-column table:style-name="co9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0O618N46UXFSJIQO85TVDSN0F4PRA</text:p>
          </table:table-cell>
          <table:table-cell office:value-type="string">
            <text:p>AZ9NNVG4QHDCP</text:p>
          </table:table-cell>
          <table:table-cell office:value-type="string">
            <text:p>Submitted</text:p>
          </table:table-cell>
          <table:table-cell office:value-type="string">
            <text:p>Wed Oct 03 17:14:17 GMT 2012</text:p>
          </table:table-cell>
          <table:table-cell office:value-type="string">
            <text:p>Wed Oct 03 17:22:02 GMT 2012</text:p>
          </table:table-cell>
          <table:table-cell office:value-type="string">
            <text:p>Wed Oct 10 10:22:02 PDT 2012</text:p>
          </table:table-cell>
          <table:table-cell table:number-columns-repeated="3"/>
          <table:table-cell office:value-type="float" office:value="465">
            <text:p>465</text:p>
          </table:table-cell>
          <table:table-cell table:number-columns-repeated="3" office:value-type="string">
            <text:p>0% (0/0)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Happy</text:p>
          </table:table-cell>
          <table:table-cell office:value-type="string">
            <text:p>This is pretty neat.</text:p>
          </table:table-cell>
          <table:table-cell office:value-type="string">
            <text:p>Yes</text:p>
          </table:table-cell>
          <table:table-cell office:value-type="string">
            <text:p>Cold</text:p>
          </table:table-cell>
          <table:table-cell office:value-type="string">
            <text:p>I guess that was a harder one.</text:p>
          </table:table-cell>
          <table:table-cell office:value-type="string">
            <text:p>No</text:p>
          </table:table-cell>
          <table:table-cell office:value-type="string">
            <text:p>Discontent</text:p>
          </table:table-cell>
          <table:table-cell office:value-type="string">
            <text:p>That one was quite hard as well. Pretty cool system though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8FJ92NJKM05RSXELDPWAGTPGMNE9I</text:p>
          </table:table-cell>
          <table:table-cell office:value-type="string">
            <text:p>A90K1HWMWX1F7</text:p>
          </table:table-cell>
          <table:table-cell office:value-type="string">
            <text:p>Submitted</text:p>
          </table:table-cell>
          <table:table-cell office:value-type="string">
            <text:p>Wed Oct 03 16:10:31 GMT 2012</text:p>
          </table:table-cell>
          <table:table-cell office:value-type="string">
            <text:p>Wed Oct 03 16:15:46 GMT 2012</text:p>
          </table:table-cell>
          <table:table-cell office:value-type="string">
            <text:p>Wed Oct 10 09:15:46 PDT 2012</text:p>
          </table:table-cell>
          <table:table-cell table:number-columns-repeated="3"/>
          <table:table-cell office:value-type="float" office:value="315">
            <text:p>315</text:p>
          </table:table-cell>
          <table:table-cell table:number-columns-repeated="3" office:value-type="string">
            <text:p>0% (0/0)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sad</text:p>
          </table:table-cell>
          <table:table-cell office:value-type="string">
            <text:p>guessed it within 8 questions</text:p>
          </table:table-cell>
          <table:table-cell office:value-type="string">
            <text:p>yes</text:p>
          </table:table-cell>
          <table:table-cell office:value-type="string">
            <text:p>angry</text:p>
          </table:table-cell>
          <table:table-cell office:value-type="string">
            <text:p>got it a question 10</text:p>
          </table:table-cell>
          <table:table-cell office:value-type="string">
            <text:p>yes</text:p>
          </table:table-cell>
          <table:table-cell office:value-type="string">
            <text:p>depressed</text:p>
          </table:table-cell>
          <table:table-cell office:value-type="string">
            <text:p>got it in 5 questions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97YQS1CSTMOV35YJ09C9EYDUSWMPA</text:p>
          </table:table-cell>
          <table:table-cell office:value-type="string">
            <text:p>A2HQ6QYKA4NICD</text:p>
          </table:table-cell>
          <table:table-cell office:value-type="string">
            <text:p>Submitted</text:p>
          </table:table-cell>
          <table:table-cell office:value-type="string">
            <text:p>Wed Oct 03 16:11:49 GMT 2012</text:p>
          </table:table-cell>
          <table:table-cell office:value-type="string">
            <text:p>Wed Oct 03 16:35:54 GMT 2012</text:p>
          </table:table-cell>
          <table:table-cell office:value-type="string">
            <text:p>Wed Oct 10 09:35:54 PDT 2012</text:p>
          </table:table-cell>
          <table:table-cell table:number-columns-repeated="3"/>
          <table:table-cell office:value-type="float" office:value="1445">
            <text:p>1445</text:p>
          </table:table-cell>
          <table:table-cell table:number-columns-repeated="3" office:value-type="string">
            <text:p>0% (0/0)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fear</text:p>
          </table:table-cell>
          <table:table-cell/>
          <table:table-cell office:value-type="string">
            <text:p>yes</text:p>
          </table:table-cell>
          <table:table-cell office:value-type="string">
            <text:p>anger</text:p>
          </table:table-cell>
          <table:table-cell/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DO5XH0JPPSIIQCZGHJPF5KLT19MG6</text:p>
          </table:table-cell>
          <table:table-cell office:value-type="string">
            <text:p>A1ZHMHP5DH6I6G</text:p>
          </table:table-cell>
          <table:table-cell office:value-type="string">
            <text:p>Submitted</text:p>
          </table:table-cell>
          <table:table-cell office:value-type="string">
            <text:p>Wed Oct 03 16:10:47 GMT 2012</text:p>
          </table:table-cell>
          <table:table-cell office:value-type="string">
            <text:p>Wed Oct 03 16:16:48 GMT 2012</text:p>
          </table:table-cell>
          <table:table-cell office:value-type="string">
            <text:p>Wed Oct 10 09:16:48 PDT 2012</text:p>
          </table:table-cell>
          <table:table-cell table:number-columns-repeated="3"/>
          <table:table-cell office:value-type="float" office:value="361">
            <text:p>361</text:p>
          </table:table-cell>
          <table:table-cell table:number-columns-repeated="3" office:value-type="string">
            <text:p>0% (0/0)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happ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ervous</text:p>
          </table:table-cell>
          <table:table-cell table:number-columns-repeated="2" office:value-type="string">
            <text:p>no</text:p>
          </table:table-cell>
          <table:table-cell office:value-type="string">
            <text:p>energetic</text:p>
          </table:table-cell>
          <table:table-cell table:number-columns-repeated="2" office:value-type="string">
            <text:p>no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JJJ85OZIZEH2GOADKFQDEWP4G9AY7</text:p>
          </table:table-cell>
          <table:table-cell office:value-type="string">
            <text:p>A3ANZB9BGL6XMF</text:p>
          </table:table-cell>
          <table:table-cell office:value-type="string">
            <text:p>Submitted</text:p>
          </table:table-cell>
          <table:table-cell office:value-type="string">
            <text:p>Wed Oct 03 16:09:55 GMT 2012</text:p>
          </table:table-cell>
          <table:table-cell office:value-type="string">
            <text:p>Wed Oct 03 16:21:58 GMT 2012</text:p>
          </table:table-cell>
          <table:table-cell office:value-type="string">
            <text:p>Wed Oct 10 09:21:58 PDT 2012</text:p>
          </table:table-cell>
          <table:table-cell table:number-columns-repeated="3"/>
          <table:table-cell office:value-type="float" office:value="723">
            <text:p>723</text:p>
          </table:table-cell>
          <table:table-cell table:number-columns-repeated="3" office:value-type="string">
            <text:p>0% (0/0)</text:p>
          </table:table-cell>
          <table:table-cell office:value-type="float" office:value="33">
            <text:p>33</text:p>
          </table:table-cell>
          <table:table-cell office:value-type="string">
            <text:p>Pay is completely fair - this is a fun hit! Thank you!</text:p>
          </table:table-cell>
          <table:table-cell office:value-type="string">
            <text:p>loving</text:p>
          </table:table-cell>
          <table:table-cell office:value-type="string">
            <text:p>Really interesting! The computer picked the word out quite easily.</text:p>
          </table:table-cell>
          <table:table-cell office:value-type="string">
            <text:p>Yes</text:p>
          </table:table-cell>
          <table:table-cell office:value-type="string">
            <text:p>tired</text:p>
          </table:table-cell>
          <table:table-cell office:value-type="string">
            <text:p>A little more difficult, but the computer asked appropriate questions to narrown the possibilities. Cannot stress enough how interesting this is! :)</text:p>
          </table:table-cell>
          <table:table-cell office:value-type="string">
            <text:p>Yes</text:p>
          </table:table-cell>
          <table:table-cell office:value-type="string">
            <text:p>introspective</text:p>
          </table:table-cell>
          <table:table-cell office:value-type="string">
            <text:p>This word was a bit more difficult and although the computer was headed in the right direction, it could not correctly guess the emotion specifically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QB2D21O3W5XX6XAGO92SYEPSN29FV</text:p>
          </table:table-cell>
          <table:table-cell office:value-type="string">
            <text:p>A2WM8462P18TQR</text:p>
          </table:table-cell>
          <table:table-cell office:value-type="string">
            <text:p>Submitted</text:p>
          </table:table-cell>
          <table:table-cell office:value-type="string">
            <text:p>Wed Oct 03 16:11:18 GMT 2012</text:p>
          </table:table-cell>
          <table:table-cell office:value-type="string">
            <text:p>Wed Oct 03 16:30:09 GMT 2012</text:p>
          </table:table-cell>
          <table:table-cell office:value-type="string">
            <text:p>Wed Oct 10 09:30:09 PDT 2012</text:p>
          </table:table-cell>
          <table:table-cell table:number-columns-repeated="3"/>
          <table:table-cell office:value-type="float" office:value="1131">
            <text:p>1131</text:p>
          </table:table-cell>
          <table:table-cell table:number-columns-repeated="3" office:value-type="string">
            <text:p>0% (0/0)</text:p>
          </table:table-cell>
          <table:table-cell office:value-type="float" office:value="21">
            <text:p>21</text:p>
          </table:table-cell>
          <table:table-cell office:value-type="string">
            <text:p>The pay is actually pretty good for a task like this. Thanks.</text:p>
          </table:table-cell>
          <table:table-cell office:value-type="string">
            <text:p>love</text:p>
          </table:table-cell>
          <table:table-cell office:value-type="string">
            <text:p>the computer was fun to talk to</text:p>
          </table:table-cell>
          <table:table-cell office:value-type="string">
            <text:p>yes</text:p>
          </table:table-cell>
          <table:table-cell office:value-type="string">
            <text:p>disgust</text:p>
          </table:table-cell>
          <table:table-cell office:value-type="string">
            <text:p>he's not too quick on the uptake, though</text:p>
          </table:table-cell>
          <table:table-cell office:value-type="string">
            <text:p>yes</text:p>
          </table:table-cell>
          <table:table-cell office:value-type="string">
            <text:p>ambivalence</text:p>
          </table:table-cell>
          <table:table-cell office:value-type="string">
            <text:p>that was a toughie. maybe I shouldn't have picked that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TX1Y7QEOZFY6YFXJPDONXRDZZVHEB</text:p>
          </table:table-cell>
          <table:table-cell office:value-type="string">
            <text:p>A2XM6C78S9L8UG</text:p>
          </table:table-cell>
          <table:table-cell office:value-type="string">
            <text:p>Submitted</text:p>
          </table:table-cell>
          <table:table-cell office:value-type="string">
            <text:p>Wed Oct 03 16:11:01 GMT 2012</text:p>
          </table:table-cell>
          <table:table-cell office:value-type="string">
            <text:p>Wed Oct 03 16:20:53 GMT 2012</text:p>
          </table:table-cell>
          <table:table-cell office:value-type="string">
            <text:p>Wed Oct 10 09:20:53 PDT 2012</text:p>
          </table:table-cell>
          <table:table-cell table:number-columns-repeated="3"/>
          <table:table-cell office:value-type="float" office:value="592">
            <text:p>592</text:p>
          </table:table-cell>
          <table:table-cell table:number-columns-repeated="3" office:value-type="string">
            <text:p>0% (0/0)</text:p>
          </table:table-cell>
          <table:table-cell office:value-type="float" office:value="39">
            <text:p>39</text:p>
          </table:table-cell>
          <table:table-cell office:value-type="string">
            <text:p>no completion code, and no where to enter worker ID...</text:p>
            <text:p>A2XM6C78S9L8UG</text:p>
          </table:table-cell>
          <table:table-cell office:value-type="string">
            <text:p>sad</text:p>
          </table:table-cell>
          <table:table-cell office:value-type="string">
            <text:p>took about 12 guess's though.</text:p>
          </table:table-cell>
          <table:table-cell office:value-type="string">
            <text:p>yes</text:p>
          </table:table-cell>
          <table:table-cell office:value-type="string">
            <text:p>excited</text:p>
          </table:table-cell>
          <table:table-cell office:value-type="string">
            <text:p>much quicker this time...</text:p>
          </table:table-cell>
          <table:table-cell office:value-type="string">
            <text:p>yes</text:p>
          </table:table-cell>
          <table:table-cell office:value-type="string">
            <text:p>delirious</text:p>
          </table:table-cell>
          <table:table-cell office:value-type="string">
            <text:p>I love that it cusses!!! HAHA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VOSBRI8IUB2E0NTADJTTB3L7AO4GT</text:p>
          </table:table-cell>
          <table:table-cell office:value-type="string">
            <text:p>A195MOXRMNHRVT</text:p>
          </table:table-cell>
          <table:table-cell office:value-type="string">
            <text:p>Submitted</text:p>
          </table:table-cell>
          <table:table-cell office:value-type="string">
            <text:p>Wed Oct 03 16:10:07 GMT 2012</text:p>
          </table:table-cell>
          <table:table-cell office:value-type="string">
            <text:p>Wed Oct 03 16:20:04 GMT 2012</text:p>
          </table:table-cell>
          <table:table-cell office:value-type="string">
            <text:p>Wed Oct 10 09:20:04 PDT 2012</text:p>
          </table:table-cell>
          <table:table-cell table:number-columns-repeated="3"/>
          <table:table-cell office:value-type="float" office:value="597">
            <text:p>597</text:p>
          </table:table-cell>
          <table:table-cell table:number-columns-repeated="3" office:value-type="string">
            <text:p>0% (0/0)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sad</text:p>
          </table:table-cell>
          <table:table-cell office:value-type="string">
            <text:p>it took 15 questions</text:p>
          </table:table-cell>
          <table:table-cell office:value-type="string">
            <text:p>yes</text:p>
          </table:table-cell>
          <table:table-cell office:value-type="string">
            <text:p>apathy</text:p>
          </table:table-cell>
          <table:table-cell/>
          <table:table-cell office:value-type="string">
            <text:p>no</text:p>
          </table:table-cell>
          <table:table-cell office:value-type="string">
            <text:p>appalled</text:p>
          </table:table-cell>
          <table:table-cell office:value-type="string">
            <text:p>didn't even get to shocked, which would've been more like it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YP7H57DZKPFUAS14D4MA5L8P402CL</text:p>
          </table:table-cell>
          <table:table-cell office:value-type="string">
            <text:p>AYCHPTQRYDT7G</text:p>
          </table:table-cell>
          <table:table-cell office:value-type="string">
            <text:p>Submitted</text:p>
          </table:table-cell>
          <table:table-cell office:value-type="string">
            <text:p>Wed Oct 03 16:10:20 GMT 2012</text:p>
          </table:table-cell>
          <table:table-cell office:value-type="string">
            <text:p>Wed Oct 03 16:18:58 GMT 2012</text:p>
          </table:table-cell>
          <table:table-cell office:value-type="string">
            <text:p>Wed Oct 10 09:18:58 PDT 2012</text:p>
          </table:table-cell>
          <table:table-cell table:number-columns-repeated="3"/>
          <table:table-cell office:value-type="float" office:value="518">
            <text:p>518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float" office:value="45">
            <text:p>45</text:p>
          </table:table-cell>
          <table:table-cell office:value-type="string">
            <text:p>The pay is very fair, and the game is fun to use.</text:p>
          </table:table-cell>
          <table:table-cell office:value-type="string">
            <text:p>happy</text:p>
          </table:table-cell>
          <table:table-cell office:value-type="string">
            <text:p>It was a pretty easy one and had it quickly.</text:p>
          </table:table-cell>
          <table:table-cell office:value-type="string">
            <text:p>yes</text:p>
          </table:table-cell>
          <table:table-cell office:value-type="string">
            <text:p>hostility</text:p>
          </table:table-cell>
          <table:table-cell office:value-type="string">
            <text:p>It came close a few times.</text:p>
          </table:table-cell>
          <table:table-cell office:value-type="string">
            <text:p>No</text:p>
          </table:table-cell>
          <table:table-cell office:value-type="string">
            <text:p>serenity</text:p>
          </table:table-cell>
          <table:table-cell office:value-type="string">
            <text:p>It was difficult! This is sort of fun to do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V99Y8TNKIMZ8SJ56DJ2WM0PIKJ9W7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16:09:42 GMT 2012</text:p>
          </table:table-cell>
          <table:table-cell office:value-type="float" office:value="10">
            <text:p>10</text:p>
          </table:table-cell>
          <table:table-cell office:value-type="string">
            <text:p>BatchId:92544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16:09:42 GMT 2012</text:p>
          </table:table-cell>
          <table:table-cell table:number-columns-repeated="2"/>
          <table:table-cell office:value-type="string">
            <text:p>2YV3FDEY5COWGRUCQZZCZFLCDQ02T4</text:p>
          </table:table-cell>
          <table:table-cell office:value-type="string">
            <text:p>AMSWIR4J9XEIJ</text:p>
          </table:table-cell>
          <table:table-cell office:value-type="string">
            <text:p>Submitted</text:p>
          </table:table-cell>
          <table:table-cell office:value-type="string">
            <text:p>Wed Oct 03 16:12:01 GMT 2012</text:p>
          </table:table-cell>
          <table:table-cell office:value-type="string">
            <text:p>Wed Oct 03 16:20:31 GMT 2012</text:p>
          </table:table-cell>
          <table:table-cell office:value-type="string">
            <text:p>Wed Oct 10 09:20:31 PDT 2012</text:p>
          </table:table-cell>
          <table:table-cell table:number-columns-repeated="3"/>
          <table:table-cell office:value-type="float" office:value="510">
            <text:p>510</text:p>
          </table:table-cell>
          <table:table-cell table:number-columns-repeated="3" office:value-type="string">
            <text:p>0% (0/0)</text:p>
          </table:table-cell>
          <table:table-cell office:value-type="float" office:value="24">
            <text:p>24</text:p>
          </table:table-cell>
          <table:table-cell office:value-type="string">
            <text:p>The pay is definitely fair. For the pay you should ask people to complete a few more trials. Each one only took me a few minutes and this study was actually really, really fun!</text:p>
          </table:table-cell>
          <table:table-cell office:value-type="string">
            <text:p>happy</text:p>
          </table:table-cell>
          <table:table-cell office:value-type="string">
            <text:p>The computer guessed "happiness" which I considered to be the same as "happy."</text:p>
          </table:table-cell>
          <table:table-cell office:value-type="string">
            <text:p>yes</text:p>
          </table:table-cell>
          <table:table-cell office:value-type="string">
            <text:p>nervous</text:p>
          </table:table-cell>
          <table:table-cell office:value-type="string">
            <text:p>The computer guessed "fear" but I don't consider fear and nervousness to be the same thing although I do think that they are connected.</text:p>
          </table:table-cell>
          <table:table-cell office:value-type="string">
            <text:p>no</text:p>
          </table:table-cell>
          <table:table-cell office:value-type="string">
            <text:p>dissatisfied</text:p>
          </table:table-cell>
          <table:table-cell office:value-type="string">
            <text:p>I was surprised that the computer was able to guess this word.</text:p>
          </table:table-cell>
          <table:table-cell office:value-type="string">
            <text:p>yes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3">
            <text:p>0.3</text:p>
          </table:table-cell>
          <table:table-cell table:number-columns-repeated="4"/>
          <table:table-cell table:formula="of:=([.AF12]+[.AI12]+[.AL12])/3" office:value-type="float" office:value="0.6">
            <text:p>0.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4"/>
          <table:table-cell table:formula="of:=([.AF13]+[.AI13]+[.AL13])/3" office:value-type="float" office:value="0.8">
            <text:p>0.8</text:p>
          </table:table-cell>
        </table:table-row>
        <table:table-row table:style-name="ro3">
          <table:table-cell table:number-columns-repeated="5"/>
          <table:table-cell table:style-name="Default"/>
          <table:table-cell table:number-columns-repeated="28"/>
          <table:table-cell office:value-type="string">
            <text:p>hostility</text:p>
          </table:table-cell>
          <table:table-cell table:number-columns-repeated="2"/>
          <table:table-cell office:value-type="string">
            <text:p>disontent,engergetic,introspective,delirium,cold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10/08/2012</text:date>, <text:time>20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date>2012-10-08T20:56:12</dc:date>
    <meta:editing-duration>PT19M20S</meta:editing-duration>
    <meta:editing-cycles>2</meta:editing-cycles>
    <meta:document-statistic meta:table-count="1" meta:cell-count="393" meta:object-count="0"/>
  </office:meta>
</office:document-meta>
</file>